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fo:keep-with-next="always" style:may-break-between-rows="false" style:writing-mode="lr-tb"/>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paragraph-properties fo:margin-top="0cm" fo:margin-bottom="0cm" style:shadow="none"/>
      <style:text-properties style:font-name="Courier" fo:font-size="10pt" style:font-size-asian="10pt" style:font-size-complex="10pt"/>
    </style:style>
    <style:style style:name="P10" style:family="paragraph" style:parent-style-name="Standard">
      <style:paragraph-properties fo:margin-top="0cm" fo:margin-bottom="0cm"/>
      <style:text-properties style:font-name="Courier" fo:font-size="10pt" style:font-size-asian="10pt" style:font-size-complex="10pt"/>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style:font-name="Courier" fo:font-size="10pt" style:font-size-asian="10pt" style:font-size-complex="10pt"/>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Text_20_body">
      <style:paragraph-properties fo:break-before="page"/>
      <style:text-properties fo:font-style="italic"/>
    </style:style>
    <style:style style:name="P1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margin-top="0cm" fo:margin-bottom="0.305cm" style:shadow="none"/>
      <style:text-properties style:font-name="Courier" fo:font-size="10pt" style:font-size-asian="10pt" style:font-size-complex="10pt"/>
    </style:style>
    <style:style style:name="P18" style:family="paragraph" style:parent-style-name="Standard">
      <style:paragraph-properties fo:margin-top="0cm" fo:margin-bottom="0.305cm"/>
      <style:text-properties style:font-name="Courier" fo:font-size="10pt" style:font-size-asian="10pt" style:font-size-complex="10pt"/>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1" style:family="paragraph" style:parent-style-name="Table_20_Contents">
      <style:paragraph-properties fo:text-align="center" style:justify-single-word="false"/>
    </style:style>
    <style:style style:name="P22"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59cm" style:type="right" style:leader-style="dotted" style:leader-text="."/>
        </style:tab-stops>
      </style:paragraph-properties>
    </style:style>
    <style:style style:name="P25" style:family="paragraph" style:parent-style-name="Contents_20_3">
      <style:paragraph-properties>
        <style:tab-stops>
          <style:tab-stop style:position="17.59cm" style:type="right" style:leader-style="dotted" style:leader-text="."/>
        </style:tab-stops>
      </style:paragraph-properties>
    </style:style>
    <style:style style:name="P26" style:family="paragraph" style:parent-style-name="Contents_20_4">
      <style:paragraph-properties>
        <style:tab-stops>
          <style:tab-stop style:position="17.59cm" style:type="right" style:leader-style="dotted" style:leader-text="."/>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
      <style:paragraph-properties style:text-autospace="none"/>
      <style:text-properties fo:color="#1a1a1a" style:text-outline="false" style:font-name="ArialMT" fo:font-size="13pt" fo:letter-spacing="normal" style:letter-kerning="false" style:font-name-asian="ArialMT" style:font-size-asian="13pt" style:font-name-complex="ArialMT" style:font-size-complex="13pt"/>
    </style:style>
    <style:style style:name="P34" style:family="paragraph" style:parent-style-name="Standard" style:list-style-name="L6">
      <style:paragraph-properties fo:margin-top="0cm" fo:margin-bottom="0.101cm"/>
    </style:style>
    <style:style style:name="P35" style:family="paragraph" style:parent-style-name="Heading_20_1" style:master-page-name="First_20_Page">
      <style:paragraph-properties style:page-number="auto"/>
    </style:style>
    <style:style style:name="P36"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loext:char-shading-value="0"/>
    </style:style>
    <style:style style:name="T17" style:family="text">
      <style:text-properties fo:background-color="#ffff66" loext:char-shading-value="0"/>
    </style:style>
    <style:style style:name="T18" style:family="text">
      <style:text-properties fo:background-color="#eb613d" loext:char-shading-value="0"/>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5553119926400" text:id="ct105553119926400">
          <text:deletion>
            <office:change-info>
              <dc:creator>D Harris</dc:creator>
              <dc:date>2015-02-13T22:51:00</dc:date>
            </office:change-info>
            <text:p text:style-name="Standard"/>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deletion>
        </text:changed-region>
        <text:changed-region xml:id="ct106652631543808" text:id="ct106652631543808">
          <text:deletion>
            <office:change-info>
              <dc:creator>D Harris</dc:creator>
              <dc:date>2015-02-13T23:26:00</dc:date>
            </office:change-info>
            <text:h text:style-name="Heading_20_4" text:outline-level="4"/>
            <text:p text:style-name="Standard"/>
          </text:deletion>
        </text:changed-region>
        <text:changed-region xml:id="ct105553121909504" text:id="ct105553121909504">
          <text:insertion>
            <office:change-info>
              <dc:creator>D Harris</dc:creator>
              <dc:date>2015-02-13T22:52:00</dc:date>
            </office:change-info>
          </text:insertion>
        </text:changed-region>
        <text:changed-region xml:id="ct105553119927552" text:id="ct105553119927552">
          <text:insertion>
            <office:change-info>
              <dc:creator>D Harris</dc:creator>
              <dc:date>2015-02-13T22:51:00</dc:date>
            </office:change-info>
          </text:insertion>
        </text:changed-region>
        <text:changed-region xml:id="ct105553119825600" text:id="ct105553119825600">
          <text:insertion>
            <office:change-info>
              <dc:creator>D Harris</dc:creator>
              <dc:date>2015-02-13T22:55:00</dc:date>
            </office:change-info>
          </text:insertion>
        </text:changed-region>
        <text:changed-region xml:id="ct107202387364416" text:id="ct107202387364416">
          <text:insertion>
            <office:change-info>
              <dc:creator>D Harris</dc:creator>
              <dc:date>2015-02-13T23: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7876656921695335857" text:style-name="L1">
        <text:list-item>
          <text:p text:style-name="P27">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339652591401569554" text:style-name="L2">
        <text:list-item>
          <text:p text:style-name="P28">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8">CAN does not provide any indicator of which node sent a particular frame. Any node can send any frame, and the receiving nodes have no CAN-provided mechanism for identifying the source.</text:p>
        </text:list-item>
        <text:list-item>
          <text:p text:style-name="P28">It's useful to have a way of addressing a frame to be processed by a specific node, but all CAN nodes receive every frame.</text:p>
        </text:list-item>
        <text:list-item>
          <text:p text:style-name="P2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4020952934392098633" text:style-name="L3">
        <text:list-item>
          <text:p text:style-name="P29">Putting a unique source ID field in each frame ensures that the frames are unique (item 1 above), and provides a frame-level indicator of which node sent the frame for the purposes of monitoring, debugging, etc (item 2). </text:p>
        </text:list-item>
        <text:list-item>
          <text:p text:style-name="P29"><text:soft-page-break/>Providing a destination address that allows a standard method of addressed communications (item 3). </text:p>
        </text:list-item>
        <text:list-item>
          <text:p text:style-name="P29">Using a distributed algorithm to determine the value for that ID field prevents needing a single “manager” to provide it, thereby handling item 4. </text:p>
        </text:list-item>
        <text:list-item>
          <text:p text:style-name="P29">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note text:id="ftn5" text:note-class="footnote"><text:note-citation>5</text:note-citation><text:note-body><text:p text:style-name="Footnote"><text:span text:style-name="T6">See </text:span><text:a xlink:type="simple" xlink:href="http://rs232-rs485.blogspot.com/2009/11/can-bus-message-frames-overload.html" text:style-name="Internet_20_link" text:visited-style-name="Visited_20_Internet_20_Link"><text:span text:style-name="T19">http://rs232-</text:span></text:a><text:a xlink:type="simple" xlink:href="http://rs232-rs485.blogspot.com/2009/11/can-bus-message-frames-overload.html" text:style-name="Internet_20_link" text:visited-style-name="Visited_20_Internet_20_Link"><text:span text:style-name="T19">rs485.blogspot.com/2009/11/can-bus-message-frames-overload.html</text:span></text:a></text:p></text:note-body></text:note></text:span><text:span text:style-name="T5">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1">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8">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19">For example, a minimal sequence is four CID frames and a RID:</text:p>
      <text:p text:style-name="P20">0x1<text:span text:style-name="T18">7</text:span><text:span text:style-name="T17">123</text:span><text:span text:style-name="T16">FED</text:span></text:p>
      <text:p text:style-name="P20">0x1<text:span text:style-name="T18">6</text:span><text:span text:style-name="T17">456</text:span><text:span text:style-name="T16">FED</text:span></text:p>
      <text:p text:style-name="P20">0x1<text:span text:style-name="T18">5</text:span><text:span text:style-name="T17">789</text:span><text:span text:style-name="T16">FED</text:span></text:p>
      <text:p text:style-name="P20">0x1<text:span text:style-name="T18">4</text:span><text:span text:style-name="T17">ABC</text:span><text:span text:style-name="T16">FED</text:span></text:p>
      <text:p text:style-name="P20">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change text:change-id="ct105553119926400"/></text:p>
      <text:h text:style-name="Heading_20_4" text:outline-level="4">Node ID Alias validation<text:change text:change-id="ct106652631543808"/><text:change-start text:change-id="ct105553121909504"/></text:h>
      <text:p text:style-name="Standard"><text:change-end text:change-id="ct105553121909504"/><text:change-start text:change-id="ct105553119927552"/>The AME has two distinct usages: </text:p>
      <text:list xml:id="list2392499100430307003" text:style-name="L6">
        <text:list-item>
          <text:p text:style-name="P34">AME without Node ID: all active nodes reply with AMD and their Node ID; </text:p>
        </text:list-item>
        <text:list-item>
          <text:p text:style-name="P32">AME with Node ID and the receiving node has matching Node ID, it replies with AMD and its Node ID; <text:change-end text:change-id="ct105553119927552"/><text:change-start text:change-id="ct105553119825600"/></text:p>
        </text:list-item>
      </text:list>
      <text:p text:style-name="P33">[[ Jim said: One is if it is sent with no note ID then all notes reply with their iDs. <text:s/>If the node ID is sent then only the node that matches that ID replies. <text:s/>If the alias matches and the node ID is incorrect it replies with the correct note ID. <text:s/>]]</text:p>
      <text:p text:style-name="Standard"><text:change-end text:change-id="ct105553119825600"/><text:change-start text:change-id="ct107202387364416"/><text:soft-page-break/>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Standard"><text:change-end text:change-id="ct107202387364416"/>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1">Regular nodes won't need to do this. They stay active until they go instantly offline due to e.g. power-off.</text:p>
      <text:p text:style-name="P11">When a node goes to inhibited state or releases an alias by sending an Alias Map Reset frame, that's telling other nodes that it can no longer be reached by using that alias. <text:s/>The last paragraph in this <text:soft-page-break/>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text:soft-page-break/>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1">st</text:span> CID)</text:p>
      <text:p text:style-name="Standard">B: 0x16A44mmm<text:tab/>(2<text:span text:style-name="T11">nd</text:span> CID)</text:p>
      <text:p text:style-name="Standard">B: 0x15AA3mmm<text:tab/>(3<text:span text:style-name="T11">rd</text:span> CID)</text:p>
      <text:p text:style-name="Standard">B: 0x143AAmmm<text:tab/>(4<text:span text:style-name="T11">th</text:span> CID)</text:p>
      <text:p text:style-name="Standard">Node A will also reserve a new alias.</text:p>
      <text:p text:style-name="Standard">A: 0x17010kkk<text:tab/>(1<text:span text:style-name="T11">st</text:span> CID)</text:p>
      <text:p text:style-name="Standard">A: 0x16203kkk<text:tab/>(2<text:span text:style-name="T11">nd</text:span> CID)</text:p>
      <text:p text:style-name="Standard">A: 0x15040kkk<text:tab/>(3<text:span text:style-name="T11">rd</text:span> CID)</text:p>
      <text:p text:style-name="Standard">A: 0x14506kkk<text:tab/>(4<text:span text:style-name="T11">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text:soft-page-break/>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8">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8">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410643880674297685" text:style-name="L4">
        <text:list-item>
          <text:p text:style-name="P30"><text:soft-page-break/>The sequence of alias values generated by a node shall depend on the node's node ID in such a way that the sequence differs from the sequence generated by every other node.</text:p>
        </text:list-item>
        <text:list-item>
          <text:p text:style-name="P30">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P13">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13"><draw:frame draw:style-name="fr2" draw:name="graphics2" text:anchor-type="paragraph" svg:width="17.59cm" svg:height="13.591cm" draw:z-index="19"><draw:image/></draw:frame><text:soft-page-break/></text:p>
      <text:h text:style-name="Heading_20_1" text:outline-level="1">Gateways and segment management</text:h>
      <text:p text:style-name="P11">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1">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1">Higher-capability bridges, <text:span text:style-name="T8">and</text:span> gateways to non-CAN OpenLCB networks, will want to handle the assignment of local aliases directly. <text:s/>This prevents alias collisions between separate CAN segments, <text:soft-page-break/>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text:soft-page-break/>On the choice of a 12-bit alias length</text:h>
      <text:p text:style-name="Standard">The size of the 12-bit NodeID alias field was selected by balancing two constraints:</text:p>
      <text:list xml:id="list584546220377089921" text:style-name="L5">
        <text:list-item>
          <text:p text:style-name="P31">Smaller (fewer bits) allows more payload and/or simpler coding of other parts of messages. </text:p>
        </text:list-item>
        <text:list-item>
          <text:p text:style-name="P31">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text:soft-page-break/>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his is a byte+bit shift and add, so it's quick to calculate.</text:span></text:p>
      <text:p text:style-name="Standard">Note that, unlike some other PNRGs, this one can generate a zero result, and can accept a zero seed.</text:p>
      <text:p text:style-name="Standard"><text:soft-page-break/>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12"><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0"><text:s text:c="2"/>lfsr1 = (nid[0] &lt;&lt; 16) | (nid[1] &lt;&lt; 8) | nid[2];</text:p>
      <text:p text:style-name="P18"><text:s text:c="2"/>lfsr2 = (nid[3] &lt;&lt; 16) | (nid[4] &lt;&lt; 8) | nid[5];</text:p>
      <text:p text:style-name="Standard">To s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7"><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2">}</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1">“A 48-Bit Pseudo-Random Number Generator”, Heidi G. Kuehn, Communications of the ACM, Volume 4, Issue 8 (August 1961), pages 350-352.</text:p>
      <text:p text:style-name="P22"/>
      <text:p text:style-name="P16">Appendix A: Calculation Examples</text:p>
      <table:table table:name="Table2" table:style-name="Table2">
        <table:table-column table:style-name="Table2.A" table:number-columns-repeated="3"/>
        <table:table-row>
          <table:table-cell table:style-name="Table2.A1" office:value-type="string">
            <text:p text:style-name="Table_20_Heading">Starting 48-bit seed</text:p>
          </table:table-cell>
          <table:table-cell table:style-name="Table2.A1" office:value-type="string">
            <text:p text:style-name="Table_20_Heading">Alias</text:p>
          </table:table-cell>
          <table:table-cell table:style-name="Table2.C1" office:value-type="string">
            <text:p text:style-name="Table_20_Heading">Next 48-bit seed</text:p>
          </table:table-cell>
        </table:table-row>
        <table:table-row>
          <table:table-cell table:style-name="Table2.A2" office:value-type="string">
            <text:p text:style-name="P21">00 00 00 00 00 00</text:p>
          </table:table-cell>
          <table:table-cell table:style-name="Table2.B2" office:value-type="float" office:value="0">
            <text:p text:style-name="P21">0</text:p>
          </table:table-cell>
          <table:table-cell table:style-name="Table2.C2" office:value-type="string">
            <text:p text:style-name="P21">1B 0C A3 7A 4B A9</text:p>
          </table:table-cell>
        </table:table-row>
        <table:table-row>
          <table:table-cell table:style-name="Table2.A2" office:value-type="string">
            <text:p text:style-name="P21">1B 0C A3 7A 4B A9</text:p>
          </table:table-cell>
          <table:table-cell table:style-name="Table2.A2" office:value-type="string">
            <text:p text:style-name="P21">11E</text:p>
          </table:table-cell>
          <table:table-cell table:style-name="Table2.C2" office:value-type="string">
            <text:p text:style-name="P21">4F 60 3B 8B E9 52</text:p>
          </table:table-cell>
        </table:table-row>
        <table:table-row>
          <table:table-cell table:style-name="Table2.A2" office:value-type="string">
            <text:p text:style-name="P21">4F 60 3B 8B E9 52</text:p>
          </table:table-cell>
          <table:table-cell table:style-name="Table2.A2" office:value-type="string">
            <text:p text:style-name="P21">521</text:p>
          </table:table-cell>
          <table:table-cell table:style-name="Table2.C2" office:value-type="string">
            <text:p text:style-name="P21">2A E3 F5 D8 D8 FB</text:p>
          </table:table-cell>
        </table:table-row>
        <table:table-row>
          <table:table-cell table:style-name="Table2.A2" office:value-type="string">
            <text:p text:style-name="P21">2A E3 F5 D8 D8 FB</text:p>
          </table:table-cell>
          <table:table-cell table:style-name="Table2.A2" office:value-type="string">
            <text:p text:style-name="P21">42D</text:p>
          </table:table-cell>
          <table:table-cell table:style-name="Table2.C2" office:value-type="string">
            <text:p text:style-name="P21">0D DC 4B 05 1A A4</text:p>
          </table:table-cell>
        </table:table-row>
        <table:table-row>
          <table:table-cell table:style-name="Table2.A2" office:value-type="string">
            <text:p text:style-name="P21">0D DC 4B 05 1A A4</text:p>
          </table:table-cell>
          <table:table-cell table:style-name="Table2.A2" office:value-type="string">
            <text:p text:style-name="P21">663</text:p>
          </table:table-cell>
          <table:table-cell table:style-name="Table2.C2" office:value-type="string">
            <text:p text:style-name="P21">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1">02 01 21 00 00 12</text:p>
          </table:table-cell>
          <table:table-cell table:style-name="Table4.A2" office:value-type="string">
            <text:p text:style-name="P21">113</text:p>
          </table:table-cell>
          <table:table-cell table:style-name="Table4.A2" office:value-type="string">
            <text:p text:style-name="P21">1F 4F C4 7A 6F BB</text:p>
          </table:table-cell>
          <table:table-cell table:style-name="Table4.D2" office:value-type="string">
            <text:p text:style-name="P21">62D</text:p>
          </table:table-cell>
        </table:table-row>
        <table:table-row>
          <table:table-cell table:style-name="Table4.A2" office:value-type="string">
            <text:p text:style-name="P21">02 01 12 00 00 21</text:p>
          </table:table-cell>
          <table:table-cell table:style-name="Table4.A2" office:value-type="string">
            <text:p text:style-name="P21">113</text:p>
          </table:table-cell>
          <table:table-cell table:style-name="Table4.A2" office:value-type="string">
            <text:p text:style-name="P21">1F 31 B5 7A 8D CA</text:p>
          </table:table-cell>
          <table:table-cell table:style-name="Table4.D2" office:value-type="string">
            <text:p text:style-name="P21">A24 </text:p>
          </table:table-cell>
        </table:table-row>
        <table:table-row>
          <table:table-cell table:style-name="Table4.A2" office:value-type="string">
            <text:p text:style-name="P21">02 01 11 00 00 22</text:p>
          </table:table-cell>
          <table:table-cell table:style-name="Table4.A2" office:value-type="string">
            <text:p text:style-name="P21">113</text:p>
          </table:table-cell>
          <table:table-cell table:style-name="Table4.A2" office:value-type="string">
            <text:p text:style-name="P21">1F 2F B4 7A 8F CB</text:p>
          </table:table-cell>
          <table:table-cell table:style-name="Table4.D2" office:value-type="string">
            <text:p text:style-name="P21">625</text:p>
          </table:table-cell>
        </table:table-row>
        <table:table-row>
          <table:table-cell table:style-name="Table4.A2" office:value-type="string">
            <text:p text:style-name="P21">02 01 22 00 00 11</text:p>
          </table:table-cell>
          <table:table-cell table:style-name="Table4.A2" office:value-type="string">
            <text:p text:style-name="P21">113</text:p>
          </table:table-cell>
          <table:table-cell table:style-name="Table4.A2" office:value-type="string">
            <text:p text:style-name="P21">1F 51 C5 7A 6D BA</text:p>
          </table:table-cell>
          <table:table-cell table:style-name="Table4.D2" office:value-type="string">
            <text:p text:style-name="P21">A2C</text:p>
          </table:table-cell>
        </table:table-row>
      </table:table>
      <text:p text:style-name="Caption">Table: Four seeds (of 2<text:span text:style-name="T11">36</text:span>) that give the same alias, and their different subsequent seeds and aliases</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4"><text:s/>1.1 CAN Specialization for OpenLCB<text:tab/>1</text:p>
          <text:p text:style-name="P24"><text:s/>1.2 CAN collisions in loaded networks<text:tab/>2</text:p>
          <text:p text:style-name="P23"><text:s/>2 Annotations to the Standard<text:tab/>2</text:p>
          <text:p text:style-name="P24"><text:s/>2.1 Introduction<text:tab/>3</text:p>
          <text:p text:style-name="P24"><text:s/>2.2 Intended Use<text:tab/>3</text:p>
          <text:p text:style-name="P24"><text:s/>2.3 References and Context<text:tab/>3</text:p>
          <text:p text:style-name="P24"><text:s/>2.4 Frame Format<text:tab/>3</text:p>
          <text:p text:style-name="P24"><text:s/>2.5 States<text:tab/>4</text:p>
          <text:p text:style-name="P24"><text:s/>2.6 CAN-specific Control Frames and Interactions<text:tab/>4</text:p>
          <text:p text:style-name="P25"><text:s/>2.6.1 Control Frame Format<text:tab/>4</text:p>
          <text:p text:style-name="P25"><text:s/>2.6.2 Interactions<text:tab/>5</text:p>
          <text:p text:style-name="P26"><text:s/>2.6.2.1 Reserving a Node ID Alias<text:tab/>5</text:p>
          <text:p text:style-name="P26"><text:s/>2.6.2.2 Transition to Permitted State<text:tab/>6</text:p>
          <text:p text:style-name="P26"><text:s/>2.6.2.3 Node ID Alias validation<text:tab/>6</text:p>
          <text:p text:style-name="P26"><text:s/>2.6.2.4 Transition to Inhibited State<text:tab/>7</text:p>
          <text:p text:style-name="P26"><text:s/>2.6.2.5 Node ID Alias Collision Handling<text:tab/>8</text:p>
          <text:p text:style-name="P26"><text:s/>2.6.2.6 Duplicate Node ID Handling<text:tab/>9</text:p>
          <text:p text:style-name="P26"><text:s/>2.6.2.7 Reporting CAN Link Status<text:tab/>9</text:p>
          <text:p text:style-name="P25"><text:s/>2.6.3 Node ID Alias Generation<text:tab/>10</text:p>
          <text:p text:style-name="P23"><text:s/>3 Gateways and segment management<text:tab/>11</text:p>
          <text:p text:style-name="P23"><text:s/>4 Throughput and Temporarily Deaf Nodes<text:tab/>12</text:p>
          <text:p text:style-name="P23"><text:s/>5 On the choice of a 12-bit alias length<text:tab/>13</text:p>
          <text:p text:style-name="P24"><text:s/>5.1 Issues<text:tab/>13</text:p>
          <text:p text:style-name="P25"><text:s/>5.1.1 Addressing<text:tab/>13</text:p>
          <text:p text:style-name="P25"><text:s/>5.1.2 Collisions during Allocation<text:tab/>13</text:p>
          <text:p text:style-name="P25"><text:s/>5.1.3 Size<text:tab/>13</text:p>
          <text:p text:style-name="P23"><text:s/>6 Preferred Alias Allocation Method<text:tab/>14</text:p>
          <text:p text:style-name="P24"><text:s/>6.1 Preferred alias generation algorithm<text:tab/>14</text:p>
          <text:p text:style-name="P25"><text:s/>6.1.1 Preferred PRNG<text:tab/>14</text:p>
          <text:p text:style-name="P25"><text:s/>6.1.2 Preferred PRNG to node ID alias mapping<text:tab/>15</text:p>
          <text:p text:style-name="P25"><text:s/>6.1.3 Example C implementation<text:tab/>15</text:p>
          <text:p text:style-name="P23"><text:s/>7 Additional References<text:tab/>15</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52cm" fo:margin-left="0.256cm" fo:margin-right="0.002cm" table:align="margins" style:writing-mode="lr-tb"/>
    </style:style>
    <style:style style:name="Table1.A" style:family="table-column">
      <style:table-column-properties style:column-width="8.62cm" style:rel-column-width="4887*"/>
    </style:style>
    <style:style style:name="Table1.B" style:family="table-column">
      <style:table-column-properties style:column-width="0.127cm" style:rel-column-width="72*"/>
    </style:style>
    <style:style style:name="Table1.C" style:family="table-column">
      <style:table-column-properties style:column-width="4.131cm" style:rel-column-width="2342*"/>
    </style:style>
    <style:style style:name="Table1.D" style:family="table-column">
      <style:table-column-properties style:column-width="3.374cm" style:rel-column-width="1913*"/>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draw:custom-shape text:anchor-type="char" draw:z-index="17"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3T23:27:18">Feb 13, 2015</text:date></text:span></text:span></text:p>
      </style:footer>
    </style:master-page>
    <style:master-page style:name="First_20_Page" style:display-name="First Page" style:page-layout-name="Mpm2" style:next-style-name="Standard">
      <style:header>
        <text:tracked-changes>
          <text:changed-region xml:id="ct105553119929664" text:id="ct105553119929664">
            <text:deletion>
              <office:change-info>
                <dc:creator>D Harris</dc:creator>
                <dc:date>2015-02-13T22:38:00</dc:date>
              </office:change-info>
              <text:p text:style-name="MP7"><text:line-break/></text:p>
            </text:deletion>
          </text:changed-region>
          <text:changed-region xml:id="ct107202387347712" text:id="ct107202387347712">
            <text:deletion>
              <office:change-info>
                <dc:creator>D Harris</dc:creator>
                <dc:date>2015-02-13T22:38:00</dc:date>
              </office:change-info>
              <text:p text:style-name="MP7"><text:s/></text:p>
            </text:deletion>
          </text:changed-region>
          <text:changed-region xml:id="ct105553119880128" text:id="ct105553119880128">
            <text:insertion>
              <office:change-info>
                <dc:creator>D Harris</dc:creator>
                <dc:date>2015-02-13T22:38:00</dc:date>
              </office:change-info>
            </text:inser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589027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8"><draw:image/></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change text:change-id="ct105553119929664"/>Frame<text:change text:change-id="ct107202387347712"/><text:change-start text:change-id="ct105553119880128"/> <text:change-end text:change-id="ct105553119880128"/>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3T23:27:18">Feb 13,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8</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2"><text:date style:data-style-name="N75" text:date-value="2015-02-13T23:27:18">Feb 13, 2015</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AN Frame Transfer Technical Note</dc:title>
    <meta:initial-creator>Alex Shepherd</meta:initial-creator>
    <meta:creation-date>2009-01-22T07:11:27</meta:creation-date>
    <meta:editing-cycles>356</meta:editing-cycles>
    <meta:editing-duration>P3DT20H52M47S</meta:editing-duration>
    <meta:generator>OpenOffice/4.1.1$Unix OpenOffice.org_project/411m6$Build-9775</meta:generator>
    <dc:date>2015-02-13T23:27:18</dc:date>
    <meta:keyword>OpenLCB-CANFrame Transfer</meta:keyword>
    <meta:printed-by>Bob Jacobsen</meta:printed-by>
    <meta:print-date>2010-10-15T13:10:41</meta:print-date>
    <dc:creator>D Harris</dc:creator>
    <meta:document-statistic meta:table-count="3" meta:image-count="2" meta:object-count="0" meta:page-count="18" meta:paragraph-count="317" meta:word-count="7378" meta:character-count="43675"/>
    <meta:user-defined meta:name="Info 1"/>
    <meta:user-defined meta:name="Info 2"/>
    <meta:user-defined meta:name="Info 3"/>
    <meta:user-defined meta:name="Info 4"/>
  </office:meta>
</office:document-meta>
</file>